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C800000088F8BD2F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2.857cm" svg:height="1.334cm" svg:x="1.27cm" svg:y="1.81cm">
          <text:p text:style-name="P1"><text:span text:style-name="T1">SolidMechanics -&gt; TensorMechanics mi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9.759cm" svg:x="1.27cm" svg:y="3.077cm">
          <text:list text:style-name="L2">
            <text:list-item>
              <text:p text:style-name="P1"><text:span text:style-name="T2">Adding a radialReturnMap to Andy's TM ComputeMultiPlasticityStress</text:span></text:p>
            </text:list-item>
            <text:list-item>
              <text:p text:style-name="P1"><text:span text:style-name="T2">This will add an isotropic elasticity case to help speed up convergence</text:span></text:p>
            </text:list-item>
            <text:list-item>
              <text:p text:style-name="P1"><text:span text:style-name="T2">Mapping out calling sequence for userobjects in T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7.613cm" svg:height="0.978cm" svg:x="0.172cm" svg:y="0.159cm">
          <text:p text:style-name="P1"><text:span text:style-name="T3">Task/Milest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7.613cm" svg:height="0.978cm" svg:x="17.654cm" svg:y="0.159cm">
          <text:p text:style-name="P4"><text:span text:style-name="T3">Funding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206cm" svg:height="6.858cm" svg:x="14.632cm" svg:y="5.64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ccccc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6d7a8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2cc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7cm" svg:height="1.74cm" svg:x="1.27cm" svg:y="1.60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9.759cm" svg:x="1.27cm" svg:y="3.07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3" draw:layer="backgroundobjects" svg:width="7.684cm" svg:height="1.034cm" svg:x="0.121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3" draw:layer="backgroundobjects" svg:width="7.684cm" svg:height="1.034cm" svg:x="17.583cm" svg:y="0.0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" draw:text-style-name="MP3" draw:layer="backgroundobjects" svg:width="7.563cm" svg:height="1.034cm" svg:x="0.157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3" draw:layer="backgroundobjects" svg:width="7.563cm" svg:height="0.974cm" svg:x="17.642cm" svg:y="0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5T07:50:51.907467109</dc:date>
    <dc:creator>Rachel Waxman</dc:creator>
    <meta:generator>LibreOffice/4.2.8.2$Linux_X86_64 LibreOffice_project/420m0$Build-2</meta:generator>
    <meta:editing-duration>PT2M20S</meta:editing-duration>
    <meta:editing-cycles>7</meta:editing-cycles>
    <meta:document-statistic meta:object-count="4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07cm" svg:height="6.859cm" xlink:href="." xlink:type="simple" chart:class="chart:bar" chart:style-name="ch1">
        <chart:title svg:x="4.445cm" svg:y="0.117cm" chart:style-name="ch2">
          <text:p>Alive time</text:p>
        </chart:title>
        <chart:legend chart:legend-position="end" svg:x="8.526cm" svg:y="2.632cm" style:legend-expansion="high" chart:style-name="ch3"/>
        <chart:plot-area chart:style-name="ch4" chart:data-source-has-labels="both" svg:x="0.112cm" svg:y="0.527cm" svg:width="8.915cm" svg:height="6.274cm">
          <chartooo:coordinate-region svg:x="0.919cm" svg:y="0.726cm" svg:width="8.108cm" svg:height="5.428cm"/>
          <chart:axis chart:dimension="x" chart:name="primary-x" chart:style-name="ch5" chartooo:axis-type="auto">
            <chartooo:date-scale/>
            <chart:categories table:cell-range-address="local-table.$B$1:.$C$1"/>
          </chart:axis>
          <chart:axis chart:dimension="y" chart:name="primary-y" chart:style-name="ch6">
            <chart:title svg:x="0cm" svg:y="4.087cm" chart:style-name="ch7">
              <text:p>time (s)</text:p>
            </chart:title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M</text:p>
              </table:table-cell>
              <table:table-cell office:value-type="string">
                <text:p>TM</text:p>
              </table:table-cell>
            </table:table-row>
          </table:table-header-rows>
          <table:table-rows>
            <table:table-row>
              <table:table-cell office:value-type="string">
                <text:p>1x1x1</text:p>
              </table:table-cell>
              <table:table-cell office:value-type="float" office:value="0.139321">
                <text:p>0.139321</text:p>
              </table:table-cell>
              <table:table-cell office:value-type="float" office:value="0.330473">
                <text:p>0.330473</text:p>
              </table:table-cell>
            </table:table-row>
            <table:table-row>
              <table:table-cell office:value-type="string">
                <text:p>2x2x2</text:p>
              </table:table-cell>
              <table:table-cell office:value-type="float" office:value="0.689328">
                <text:p>0.689328</text:p>
              </table:table-cell>
              <table:table-cell office:value-type="float" office:value="2.8762">
                <text:p>2.8762</text:p>
              </table:table-cell>
            </table:table-row>
            <table:table-row>
              <table:table-cell office:value-type="string">
                <text:p>4x4x4</text:p>
              </table:table-cell>
              <table:table-cell office:value-type="float" office:value="5.57111">
                <text:p>5.57111</text:p>
              </table:table-cell>
              <table:table-cell office:value-type="float" office:value="34.2134">
                <text:p>34.2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